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9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51" draw:style-name="gr2" svg:width="0.133cm" svg:height="1.549cm" svg:x="7.692cm" svg:y="23.179cm"><text:p/><draw:enhanced-geometry svg:viewBox="0 0 21600 21600" draw:text-areas="?f0 0 ?f2 ?f5" draw:type="down-arrow" draw:modifiers="13933.1058020478 10468.7116564417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style-name="gr1" draw:text-style-name="P2" svg:width="4.975cm" svg:height="1.301cm" svg:x="5.484cm" svg:y="24.728cm"><text:p text:style-name="P2"><text:span text:style-name="T1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49" draw:style-name="gr4" draw:text-style-name="P4" svg:x1="7.763cm" svg:y1="23.179cm" svg:x2="16.122cm" svg:y2="23.232cm"><text:p/></draw:line><draw:line text:anchor-type="paragraph" draw:z-index="48" draw:style-name="gr4" draw:text-style-name="P4" svg:x1="16.069cm" svg:y1="4.923cm" svg:x2="16.122cm" svg:y2="23.232cm"><text:p/></draw:line><draw:line text:anchor-type="paragraph" draw:z-index="47" draw:style-name="gr4" draw:text-style-name="P4" svg:x1="10.843cm" svg:y1="4.987cm" svg:x2="16.059cm" svg:y2="4.998cm"><text:p/></draw:line><draw:custom-shape text:anchor-type="paragraph" draw:z-index="46" draw:style-name="gr2" svg:width="1.632cm" svg:height="0.181cm" svg:x="4.036cm" svg:y="4.86cm"><text:p/><draw:enhanced-geometry svg:viewBox="0 0 21600 21600" draw:text-areas="0 ?f0 ?f5 ?f2" draw:type="right-arrow" draw:modifiers="13152.1094640821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45" draw:style-name="gr4" draw:text-style-name="P4" svg:x1="4.036cm" svg:y1="9.104cm" svg:x2="4.036cm" svg:y2="4.955cm"><text:p/></draw:line><draw:line text:anchor-type="paragraph" draw:z-index="44" draw:style-name="gr4" draw:text-style-name="P4" svg:x1="5.581cm" svg:y1="9.104cm" svg:x2="4.015cm" svg:y2="9.093cm"><text:p/></draw:line><draw:custom-shape text:anchor-type="paragraph" draw:z-index="43" draw:style-name="gr2" svg:width="1.218cm" svg:height="0.16cm" svg:x="10.961cm" svg:y="9.04cm"><text:p/><draw:enhanced-geometry svg:viewBox="0 0 21600 21600" draw:text-areas="?f7 ?f0 21600 ?f2" draw:type="left-arrow" draw:modifiers="8439.9421128798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42" draw:style-name="gr4" draw:text-style-name="P4" svg:x1="10.961cm" svg:y1="9.114cm" svg:x2="15.847cm" svg:y2="9.135cm"><text:p/></draw:line><draw:custom-shape text:anchor-type="paragraph" draw:z-index="41" draw:style-name="gr2" svg:width="0.17cm" svg:height="1.188cm" svg:x="7.761cm" svg:y="21.486cm"><text:p/><draw:enhanced-geometry svg:viewBox="0 0 21600 21600" draw:text-areas="?f0 0 ?f2 ?f5" draw:type="down-arrow" draw:modifiers="16653.706754530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0" draw:style-name="gr4" draw:text-style-name="P4" svg:x1="3.168cm" svg:y1="21.486cm" svg:x2="11.931cm" svg:y2="21.454cm"><text:p/></draw:line><draw:line text:anchor-type="paragraph" draw:z-index="39" draw:style-name="gr4" draw:text-style-name="P4" svg:x1="11.931cm" svg:y1="19.274cm" svg:x2="11.931cm" svg:y2="21.486cm"><text:p/></draw:line><draw:line text:anchor-type="paragraph" draw:z-index="38" draw:style-name="gr4" draw:text-style-name="P4" svg:x1="11.225cm" svg:y1="19.274cm" svg:x2="11.931cm" svg:y2="19.274cm"><text:p/></draw:line><draw:line text:anchor-type="paragraph" draw:z-index="37" draw:style-name="gr4" draw:text-style-name="P4" svg:x1="3.168cm" svg:y1="20.966cm" svg:x2="3.168cm" svg:y2="21.486cm"><text:p/></draw:line><draw:frame text:anchor-type="paragraph" draw:z-index="36" draw:style-name="gr6" svg:width="1.177cm" svg:height="0.502cm" svg:x="11.056cm" svg:y="18.399cm"><draw:text-box><text:p>НЕТ</text:p></draw:text-box></draw:frame><draw:frame text:anchor-type="paragraph" draw:z-index="35" draw:style-name="gr6" svg:width="1.177cm" svg:height="0.502cm" svg:x="12.188cm" svg:y="10.642cm"><draw:text-box><text:p>НЕТ</text:p></draw:text-box></draw:frame><draw:frame text:anchor-type="paragraph" draw:z-index="34" draw:style-name="gr5" svg:width="1.941cm" svg:height="0.736cm" svg:x="3.325cm" svg:y="18.591cm"><draw:text-box><text:p>ДА</text:p></draw:text-box></draw:frame><draw:custom-shape text:anchor-type="paragraph" draw:z-index="33" draw:style-name="gr2" svg:width="0.264cm" svg:height="0.496cm" svg:x="3.06cm" svg:y="19.297cm"><text:p/><draw:enhanced-geometry svg:viewBox="0 0 21600 21600" draw:text-areas="?f0 0 ?f2 ?f5" draw:mirror-horizontal="true" draw:type="down-arrow" draw:modifiers="13891.877496671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2" draw:style-name="gr4" draw:text-style-name="P4" svg:x1="3.2cm" svg:y1="19.297cm" svg:x2="4.611cm" svg:y2="19.297cm"><text:p/></draw:line><draw:rect text:anchor-type="paragraph" draw:z-index="31" draw:style-name="gr3" draw:text-style-name="P4" svg:width="3.705cm" svg:height="1.147cm" svg:x="1.367cm" svg:y="19.819cm"><text:p text:style-name="P4">Печатаем \n</text:p></draw:rect><draw:custom-shape text:anchor-type="paragraph" draw:z-index="30" draw:style-name="gr1" svg:width="6.615cm" svg:height="1.41cm" svg:x="4.611cm" svg:y="18.591cm"><text:p>Напечатано 6 символов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9" draw:style-name="gr4" draw:text-style-name="P4" svg:x1="15.902cm" svg:y1="22.701cm" svg:x2="15.847cm" svg:y2="9.135cm"><text:p/></draw:line><draw:line text:anchor-type="paragraph" draw:z-index="28" draw:style-name="gr4" draw:text-style-name="P4" svg:x1="7.872cm" svg:y1="22.673cm" svg:x2="15.928cm" svg:y2="22.701cm"><text:p/></draw:line><draw:line text:anchor-type="paragraph" draw:z-index="27" draw:style-name="gr4" draw:text-style-name="P4" svg:x1="7.932cm" svg:y1="17.851cm" svg:x2="7.932cm" svg:y2="18.557cm"><text:p/></draw:line><draw:line text:anchor-type="paragraph" draw:z-index="26" draw:style-name="gr4" draw:text-style-name="P4" svg:x1="2.171cm" svg:y1="17.851cm" svg:x2="13.871cm" svg:y2="17.851cm"><text:p/></draw:line><draw:line text:anchor-type="paragraph" draw:z-index="25" draw:style-name="gr4" draw:text-style-name="P4" svg:x1="13.871cm" svg:y1="17.173cm" svg:x2="13.871cm" svg:y2="17.85cm"><text:p/></draw:line><draw:line text:anchor-type="paragraph" draw:z-index="24" draw:style-name="gr4" draw:text-style-name="P4" svg:x1="2.171cm" svg:y1="17.057cm" svg:x2="2.171cm" svg:y2="17.851cm"><text:p/></draw:line><draw:custom-shape text:anchor-type="paragraph" draw:z-index="23" draw:style-name="gr1" draw:text-style-name="P4" svg:width="3.675cm" svg:height="1.47cm" svg:x="11.552cm" svg:y="15.704cm"><text:p text:style-name="P4">Подсчет коэффи-</text:p><text:p text:style-name="P4">циентов верх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22" draw:style-name="gr1" draw:text-style-name="P4" svg:width="3.675cm" svg:height="1.47cm" svg:x="0.764cm" svg:y="15.587cm"><text:p text:style-name="P4">Подсчет коэффи-</text:p><text:p text:style-name="P4">циентов низ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21" draw:style-name="gr2" svg:width="0.265cm" svg:height="0.854cm" svg:x="13.693cm" svg:y="14.822cm"><text:p/><draw:enhanced-geometry svg:viewBox="0 0 21600 21600" draw:text-areas="?f0 0 ?f2 ?f5" draw:mirror-horizontal="true" draw:type="down-arrow" draw:modifiers="16066.745005875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style-name="gr2" svg:width="0.354cm" svg:height="0.705cm" svg:x="1.965cm" svg:y="14.852cm"><text:p/><draw:enhanced-geometry svg:viewBox="0 0 21600 21600" draw:text-areas="?f0 0 ?f2 ?f5" draw:type="down-arrow" draw:modifiers="16495.238095238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1" draw:text-style-name="P4" svg:width="3.851cm" svg:height="1.5cm" svg:x="0.79cm" svg:y="13.411cm"><text:p text:style-name="P4">Печать нижней</text:p><text:p text:style-name="P4">части таблицы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18" draw:style-name="gr1" svg:width="3.793cm" svg:height="1.47cm" svg:x="11.46cm" svg:y="13.353cm"><text:p>Печать верхней</text:p><text:p>части таблицы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text:anchor-type="paragraph" draw:z-index="17" draw:style-name="gr5" svg:width="1.941cm" svg:height="0.736cm" svg:x="2.701cm" svg:y="10.412cm"><draw:text-box><text:p>ДА</text:p></draw:text-box></draw:frame><draw:custom-shape text:anchor-type="paragraph" draw:z-index="16" draw:style-name="gr2" svg:width="0.412cm" svg:height="1.823cm" svg:x="13.755cm" svg:y="11.442cm"><text:p/><draw:enhanced-geometry svg:viewBox="0 0 21600 21600" draw:text-areas="?f0 0 ?f2 ?f5" draw:type="down-arrow" draw:modifiers="14999.390862944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5" draw:style-name="gr4" draw:text-style-name="P4" svg:x1="11.52cm" svg:y1="11.412cm" svg:x2="13.989cm" svg:y2="11.442cm"><text:p/></draw:line><draw:line text:anchor-type="paragraph" draw:z-index="14" draw:style-name="gr4" draw:text-style-name="P4" svg:x1="2.171cm" svg:y1="11.442cm" svg:x2="4.492cm" svg:y2="11.442cm"><text:p/></draw:line><draw:line text:anchor-type="paragraph" draw:z-index="13" draw:style-name="gr4" draw:text-style-name="P4" svg:x1="2.141cm" svg:y1="12.705cm" svg:x2="2.171cm" svg:y2="11.442cm"><text:p/></draw:line><draw:custom-shape text:anchor-type="paragraph" draw:z-index="12" draw:style-name="gr1" svg:width="6.88cm" svg:height="1.706cm" svg:x="4.641cm" svg:y="10.589cm"><text:p>Больше трех строк напечатано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style-name="gr2" svg:width="0.264cm" svg:height="0.825cm" svg:x="7.994cm" svg:y="9.765cm"><text:p/><draw:enhanced-geometry svg:viewBox="0 0 21600 21600" draw:text-areas="?f0 0 ?f2 ?f5" draw:type="down-arrow" draw:modifiers="8584.6153846153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2" svg:width="0.147cm" svg:height="0.795cm" svg:x="8.109cm" svg:y="7.648cm"><text:p/><draw:enhanced-geometry svg:viewBox="0 0 21600 21600" draw:text-areas="?f0 0 ?f2 ?f5" draw:type="down-arrow" draw:modifiers="13601.773835920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9" draw:style-name="gr3" draw:text-style-name="P4" svg:width="4.851cm" svg:height="1.295cm" svg:x="5.846cm" svg:y="6.354cm"><text:p text:style-name="P4">Установка коэффициента</text:p></draw:rect><draw:custom-shape text:anchor-type="paragraph" draw:z-index="8" draw:style-name="gr2" svg:width="0.278cm" svg:height="0.706cm" svg:x="8.049cm" svg:y="5.62cm"><text:p/><draw:enhanced-geometry svg:viewBox="0 0 21600 21600" draw:text-areas="?f0 0 ?f2 ?f5" draw:type="down-arrow" draw:modifiers="10934.663341645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2" svg:width="0.297cm" svg:height="0.676cm" svg:x="8.029cm" svg:y="3.679cm"><text:p/><draw:enhanced-geometry svg:viewBox="0 0 21600 21600" draw:text-areas="?f0 0 ?f2 ?f5" draw:type="down-arrow" draw:modifiers="1012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style-name="gr1" svg:width="5.381cm" svg:height="1.324cm" svg:x="5.581cm" svg:y="8.442cm"><text:p>Печать шести символов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custom-shape text:anchor-type="paragraph" draw:z-index="5" draw:style-name="gr1" svg:width="5.176cm" svg:height="1.265cm" svg:x="5.667cm" svg:y="4.355cm"><text:p>Печать шести строк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custom-shape text:anchor-type="paragraph" draw:z-index="4" draw:style-name="gr1" draw:text-style-name="P4" svg:width="5.262cm" svg:height="1.177cm" svg:x="5.701cm" svg:y="2.561cm"><text:p text:style-name="P4">Установка параметров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3" draw:style-name="gr2" svg:width="0.414cm" svg:height="0.795cm" svg:x="1.965cm" svg:y="12.705cm"><text:p/><draw:enhanced-geometry svg:viewBox="0 0 21600 21600" draw:text-areas="?f0 0 ?f2 ?f5" draw:mirror-horizontal="true" draw:type="down-arrow" draw:modifiers="0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draw:text-style-name="P4" svg:width="5.146cm" svg:height="1.089cm" svg:x="5.757cm" svg:y="0.621cm"><text:p text:style-name="P4">Информация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1" draw:style-name="gr2" draw:text-style-name="P3" svg:width="0.179cm" svg:height="0.648cm" svg:x="8.112cm" svg:y="-0.026cm"><text:p/><draw:enhanced-geometry svg:viewBox="0 0 21600 21600" draw:text-areas="?f0 0 ?f2 ?f5" draw:type="down-arrow" draw:modifiers="10506.52173913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draw:text-style-name="P2" svg:width="5.001cm" svg:height="1.211cm" svg:x="5.669cm" svg:y="-1.231cm"><text:p text:style-name="P2"><text:span text:style-name="T1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2" draw:style-name="gr2" draw:text-style-name="P3" svg:width="0.179cm" svg:height="0.853cm" svg:x="8.093cm" svg:y="1.709cm"><text:p/><draw:enhanced-geometry svg:viewBox="0 0 21600 21600" draw:text-areas="?f0 0 ?f2 ?f5" draw:type="down-arrow" draw:modifiers="10506.52173913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rect text:anchor-type="paragraph" draw:z-index="92" draw:style-name="gr3" draw:text-style-name="P4" svg:width="5.516cm" svg:height="1.544cm" svg:x="5.766cm" svg:y="20.934cm"><text:p text:style-name="P4">Печать символа с</text:p><text:p text:style-name="P4">добавлением коэффициента</text:p><text:p text:style-name="P4">сoeff</text:p></draw:rect><draw:rect text:anchor-type="paragraph" draw:z-index="91" draw:style-name="gr3" draw:text-style-name="P4" svg:width="5.128cm" svg:height="1.773cm" svg:x="6.38cm" svg:y="6.944cm"><text:p text:style-name="P4">Печать символа с</text:p><text:p text:style-name="P4">добавлением коэффициента</text:p><text:p text:style-name="P4">botCoeff</text:p></draw:rect><draw:custom-shape text:anchor-type="paragraph" draw:z-index="90" draw:style-name="gr1" draw:text-style-name="P4" svg:width="4.345cm" svg:height="1.551cm" svg:x="9.319cm" svg:y="23.827cm"><text:p text:style-name="P4">Конец блока</text:p><text:p text:style-name="P4">«Печать верхней</text:p><text:p text:style-name="P4">части таблицы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89" draw:style-name="gr2" svg:width="0.175cm" svg:height="0.657cm" svg:x="11.442cm" svg:y="23.193cm"><text:p/><draw:enhanced-geometry svg:viewBox="0 0 21600 21600" draw:text-areas="?f0 0 ?f2 ?f5" draw:type="down-arrow" draw:modifiers="3058.9595375722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88" draw:style-name="gr4" draw:text-style-name="P4" svg:x1="8.652cm" svg:y1="22.629cm" svg:x2="8.677cm" svg:y2="23.193cm"><text:p/></draw:line><draw:line text:anchor-type="paragraph" draw:z-index="87" draw:style-name="gr4" draw:text-style-name="P4" svg:x1="14.454cm" svg:y1="22.621cm" svg:x2="14.491cm" svg:y2="23.097cm"><text:p/></draw:line><draw:line text:anchor-type="paragraph" draw:z-index="86" draw:style-name="gr4" draw:text-style-name="P4" svg:x1="8.653cm" svg:y1="23.192cm" svg:x2="14.492cm" svg:y2="23.097cm"><text:p/></draw:line><draw:rect text:anchor-type="paragraph" draw:z-index="85" draw:style-name="gr3" draw:text-style-name="P4" svg:width="4.455cm" svg:height="1.662cm" svg:x="12.485cm" svg:y="20.863cm"><text:p text:style-name="P4">Печать знака пробел</text:p></draw:rect><draw:frame text:anchor-type="paragraph" draw:z-index="84" draw:style-name="gr10" svg:width="1.505cm" svg:height="0.68cm" svg:x="13.213cm" svg:y="17.941cm"><draw:text-box><text:p>НЕТ</text:p></draw:text-box></draw:frame><draw:frame text:anchor-type="paragraph" draw:z-index="83" draw:style-name="gr9" svg:width="1.241cm" svg:height="0.668cm" svg:x="9.139cm" svg:y="18.036cm"><draw:text-box><text:p>ДА</text:p></draw:text-box></draw:frame><draw:custom-shape text:anchor-type="paragraph" draw:z-index="82" draw:style-name="gr2" svg:width="0.175cm" svg:height="1.618cm" svg:x="8.839cm" svg:y="19.316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1" draw:style-name="gr2" svg:width="0.175cm" svg:height="1.437cm" svg:x="14.379cm" svg:y="19.427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0" draw:style-name="gr1" draw:text-style-name="P5" svg:width="5.553cm" svg:height="1.821cm" svg:x="8.934cm" svg:y="18.445cm"><text:p text:style-name="P5"><text:span text:style-name="T2">Разность значений</text:span></text:p><text:p text:style-name="P5"><text:span text:style-name="T2">коэффициента и</text:span></text:p><text:p text:style-name="P5"><text:span text:style-name="T2">строки coeff</text:span></text:p><text:p text:style-name="P5"><text:span text:style-name="T2">отрицательна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9" draw:style-name="gr2" svg:width="0.177cm" svg:height="1.818cm" svg:x="11.626cm" svg:y="16.628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8" draw:style-name="gr1" draw:text-style-name="P4" svg:width="4.347cm" svg:height="1.551cm" svg:x="9.555cm" svg:y="15.078cm"><text:p text:style-name="P4">Начало блока</text:p><text:p text:style-name="P4">«Печать верхней</text:p><text:p text:style-name="P4">части таблицы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7" draw:style-name="gr1" draw:text-style-name="P4" svg:width="4.04cm" svg:height="1.784cm" svg:x="9.481cm" svg:y="10.206cm"><text:p text:style-name="P4">Конец блока</text:p><text:p text:style-name="P4">«Печать нижней</text:p><text:p text:style-name="P4">части таблицы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6" draw:style-name="gr2" svg:width="0.163cm" svg:height="0.756cm" svg:x="11.368cm" svg:y="9.366cm"><text:p/><draw:enhanced-geometry svg:viewBox="0 0 21600 21600" draw:text-areas="?f0 0 ?f2 ?f5" draw:type="down-arrow" draw:modifiers="11406.27973358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75" draw:style-name="gr4" draw:text-style-name="P4" svg:x1="8.825cm" svg:y1="8.718cm" svg:x2="8.848cm" svg:y2="9.366cm"><text:p/></draw:line><draw:line text:anchor-type="paragraph" draw:z-index="74" draw:style-name="gr4" draw:text-style-name="P4" svg:x1="14.241cm" svg:y1="8.709cm" svg:x2="14.275cm" svg:y2="9.256cm"><text:p/></draw:line><draw:line text:anchor-type="paragraph" draw:z-index="73" draw:style-name="gr4" draw:text-style-name="P4" svg:x1="8.848cm" svg:y1="9.365cm" svg:x2="14.276cm" svg:y2="9.256cm"><text:p/></draw:line><draw:rect text:anchor-type="paragraph" draw:z-index="72" draw:style-name="gr3" draw:text-style-name="P4" svg:width="4.141cm" svg:height="1.909cm" svg:x="12.199cm" svg:y="6.8cm"><text:p text:style-name="P4">Печать знака пробел</text:p></draw:rect><draw:frame text:anchor-type="paragraph" draw:z-index="71" draw:style-name="gr8" svg:width="1.4cm" svg:height="0.782cm" svg:x="13.076cm" svg:y="3.734cm"><draw:text-box><text:p>НЕТ</text:p></draw:text-box></draw:frame><draw:frame text:anchor-type="paragraph" draw:z-index="70" draw:style-name="gr7" svg:width="1.154cm" svg:height="0.766cm" svg:x="8.759cm" svg:y="3.78cm"><draw:text-box><text:p>ДА</text:p></draw:text-box></draw:frame><draw:custom-shape text:anchor-type="paragraph" draw:z-index="69" draw:style-name="gr2" svg:width="0.163cm" svg:height="1.86cm" svg:x="8.745cm" svg:y="5.085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8" draw:style-name="gr2" svg:width="0.163cm" svg:height="1.652cm" svg:x="14.009cm" svg:y="5.122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7" draw:style-name="gr1" draw:text-style-name="P5" svg:width="5.162cm" svg:height="2.095cm" svg:x="8.848cm" svg:y="4.096cm"><text:p text:style-name="P5"><text:span text:style-name="T2">Разность значений</text:span></text:p><text:p text:style-name="P5"><text:span text:style-name="T2">строки и</text:span></text:p><text:p text:style-name="P5"><text:span text:style-name="T2">коэффициента coeff</text:span></text:p><text:p text:style-name="P5"><text:span text:style-name="T2">отрицательна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6" draw:style-name="gr2" svg:width="0.165cm" svg:height="0.756cm" svg:x="11.374cm" svg:y="3.323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5" draw:style-name="gr1" draw:text-style-name="P4" svg:width="4.04cm" svg:height="1.784cm" svg:x="9.437cm" svg:y="1.54cm"><text:p text:style-name="P4">Начало блока</text:p><text:p text:style-name="P4">«Печать нижней</text:p><text:p text:style-name="P4">части таблицы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64" draw:style-name="gr1" draw:text-style-name="P4" svg:width="4.788cm" svg:height="2.447cm" svg:x="-0.619cm" svg:y="21.23cm"><text:p text:style-name="P4">Конец блока установка</text:p><text:p text:style-name="P4">параметр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63" draw:style-name="gr2" svg:width="0.186cm" svg:height="1.17cm" svg:x="1.538cm" svg:y="19.916cm"><text:p/><draw:enhanced-geometry svg:viewBox="0 0 21600 21600" draw:text-areas="?f0 0 ?f2 ?f5" draw:type="down-arrow" draw:modifiers="11406.27973358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2" draw:style-name="gr2" svg:width="0.186cm" svg:height="0.609cm" svg:x="1.928cm" svg:y="4.646cm"><text:p/><draw:enhanced-geometry svg:viewBox="0 0 21600 21600" draw:text-areas="?f0 0 ?f2 ?f5" draw:type="down-arrow" draw:modifiers="11406.27973358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1" draw:style-name="gr2" svg:width="0.186cm" svg:height="1.334cm" svg:x="1.512cm" svg:y="15.99cm"><text:p/><draw:enhanced-geometry svg:viewBox="0 0 21600 21600" draw:text-areas="?f0 0 ?f2 ?f5" draw:type="down-arrow" draw:modifiers="11406.27973358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0" draw:style-name="gr3" draw:text-style-name="P4" svg:width="5.545cm" svg:height="2.594cm" svg:x="-1.048cm" svg:y="17.323cm"><text:p text:style-name="P4">Присваивание значений<text:line-break/>кода символа и коэффициента</text:p></draw:rect><draw:custom-shape text:anchor-type="paragraph" draw:z-index="59" draw:style-name="gr1" draw:text-style-name="P4" svg:width="4.612cm" svg:height="2.424cm" svg:x="-0.695cm" svg:y="13.446cm"><text:p text:style-name="P4">Начало блока установка</text:p><text:p text:style-name="P4">параметр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8" draw:style-name="gr1" svg:width="3.619cm" svg:height="0.99cm" svg:x="0.243cm" svg:y="7.348cm"><text:p text:style-name="P4">Конец блока</text:p><text:p text:style-name="P4"><text:s/>«Информация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7" draw:style-name="gr2" svg:width="0.186cm" svg:height="0.609cm" svg:x="1.921cm" svg:y="6.657cm"><text:p/><draw:enhanced-geometry svg:viewBox="0 0 21600 21600" draw:text-areas="?f0 0 ?f2 ?f5" draw:type="down-arrow" draw:modifiers="11406.27973358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6" draw:style-name="gr3" draw:text-style-name="P4" svg:width="4.102cm" svg:height="1.403cm" svg:x="0.025cm" svg:y="5.255cm"><text:p text:style-name="P4">Печать информации</text:p><text:p text:style-name="P4">о работе</text:p></draw:rect><draw:rect text:anchor-type="paragraph" draw:z-index="55" draw:style-name="gr3" draw:text-style-name="P4" svg:width="4.102cm" svg:height="1.43cm" svg:x="-0.002cm" svg:y="3.217cm"><text:p text:style-name="P4">Изменение кодировки</text:p></draw:rect><draw:custom-shape text:anchor-type="paragraph" draw:z-index="54" draw:style-name="gr2" svg:width="0.212cm" svg:height="1.218cm" svg:x="1.824cm" svg:y="1.894cm"><text:p/><draw:enhanced-geometry svg:viewBox="0 0 21600 21600" draw:text-areas="?f0 0 ?f2 ?f5" draw:type="down-arrow" draw:modifiers="9440.1664932362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style-name="gr1" draw:text-style-name="P4" svg:width="4.552cm" svg:height="1.218cm" svg:x="-0.346cm" svg:y="0.677cm"><text:p text:style-name="P4">Начало блока</text:p><text:p text:style-name="P4"><text:s/>«Информация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><draw:custom-shape text:anchor-type="paragraph" draw:z-index="105" draw:style-name="gr2" svg:width="0.121cm" svg:height="0.466cm" svg:x="5.184cm" svg:y="18.824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93" draw:style-name="gr4" draw:text-style-name="P4" svg:x1="2.986cm" svg:y1="11.004cm" svg:x2="8.289cm" svg:y2="10.935cm"><text:p/></draw:line><draw:custom-shape text:anchor-type="paragraph" draw:z-index="94" draw:style-name="gr2" svg:width="0.2cm" svg:height="0.421cm" svg:x="5.821cm" svg:y="11.065cm"><text:p/><draw:enhanced-geometry svg:viewBox="0 0 21600 21600" draw:text-areas="?f0 0 ?f2 ?f5" draw:type="down-arrow" draw:modifiers="11406.27973358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5" draw:style-name="gr1" draw:text-style-name="P4" svg:width="7.547cm" svg:height="1.433cm" svg:x="1.887cm" svg:y="11.485cm"><text:p text:style-name="P4">Конец блока «Подсчет </text:p><text:p text:style-name="P4">коэффициентов низ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96" draw:style-name="gr1" draw:text-style-name="P5" svg:width="5.045cm" svg:height="1.355cm" svg:x="3.145cm" svg:y="7.392cm"><text:p text:style-name="P5"><text:span text:style-name="T2">Отпечатано 3 символа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7" draw:style-name="gr2" svg:width="0.158cm" svg:height="1.068cm" svg:x="8.033cm" svg:y="8.26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8" draw:style-name="gr2" svg:width="0.161cm" svg:height="1.202cm" svg:x="2.884cm" svg:y="8.237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99" draw:style-name="gr11" svg:width="1.124cm" svg:height="0.639cm" svg:x="2.902cm" svg:y="7.392cm"><draw:text-box><text:p>ДА</text:p></draw:text-box></draw:frame><draw:frame text:anchor-type="paragraph" draw:z-index="100" draw:style-name="gr12" svg:width="1.366cm" svg:height="1.276cm" svg:x="7.119cm" svg:y="7.362cm"><draw:text-box><text:p>НЕТ</text:p></draw:text-box></draw:frame><draw:rect text:anchor-type="paragraph" draw:z-index="101" draw:style-name="gr3" draw:text-style-name="P4" svg:width="4.049cm" svg:height="1.234cm" svg:x="6.258cm" svg:y="9.345cm"><text:p text:style-name="P4">botCoeff--</text:p></draw:rect><draw:line text:anchor-type="paragraph" draw:z-index="102" draw:style-name="gr4" draw:text-style-name="P4" svg:x1="8.257cm" svg:y1="10.58cm" svg:x2="8.29cm" svg:y2="10.934cm"><text:p/></draw:line><draw:line text:anchor-type="paragraph" draw:z-index="103" draw:style-name="gr4" draw:text-style-name="P4" svg:x1="2.963cm" svg:y1="10.585cm" svg:x2="2.986cm" svg:y2="11.004cm"><text:p/></draw:line><draw:rect text:anchor-type="paragraph" draw:z-index="104" draw:style-name="gr3" draw:text-style-name="P4" svg:width="5.01cm" svg:height="1.146cm" svg:x="0.573cm" svg:y="9.439cm"><text:p text:style-name="P4">botCoeff++</text:p></draw:rect><draw:custom-shape text:anchor-type="paragraph" draw:z-index="106" draw:style-name="gr1" draw:text-style-name="P4" svg:width="9.633cm" svg:height="1.433cm" svg:x="1.134cm" svg:y="1.016cm"><text:p text:style-name="P4">Начало блока «Подсчет </text:p><text:p text:style-name="P4">коэффициентов низ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07" draw:style-name="gr2" svg:width="0.2cm" svg:height="0.611cm" svg:x="5.551cm" svg:y="6.72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8" draw:style-name="gr1" draw:text-style-name="P5" svg:width="4.762cm" svg:height="1.685cm" svg:x="3.665cm" svg:y="3.073cm"><text:p text:style-name="P5"><text:span text:style-name="T2">Отпечатано 3 символа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9" draw:style-name="gr2" svg:width="0.156cm" svg:height="1.288cm" svg:x="8.304cm" svg:y="3.965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0" draw:style-name="gr2" svg:width="0.16cm" svg:height="1.421cm" svg:x="3.298cm" svg:y="3.93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11" draw:style-name="gr11" svg:width="1.422cm" svg:height="0.639cm" svg:x="2.679cm" svg:y="2.819cm"><draw:text-box><text:p>ДА</text:p></draw:text-box></draw:frame><draw:frame text:anchor-type="paragraph" draw:z-index="112" draw:style-name="gr11" svg:width="1.726cm" svg:height="0.639cm" svg:x="8.012cm" svg:y="2.782cm"><draw:text-box><text:p>НЕТ</text:p></draw:text-box></draw:frame><draw:rect text:anchor-type="paragraph" draw:z-index="113" draw:style-name="gr3" draw:text-style-name="P4" svg:width="3.934cm" svg:height="1.082cm" svg:x="6.585cm" svg:y="5.267cm"><text:p text:style-name="P4">coeff++</text:p></draw:rect><draw:line text:anchor-type="paragraph" draw:z-index="114" draw:style-name="gr4" draw:text-style-name="P4" svg:x1="8.524cm" svg:y1="6.349cm" svg:x2="8.556cm" svg:y2="6.659cm"><text:p/></draw:line><draw:line text:anchor-type="paragraph" draw:z-index="115" draw:style-name="gr4" draw:text-style-name="P4" svg:x1="3.376cm" svg:y1="6.354cm" svg:x2="3.398cm" svg:y2="6.721cm"><text:p/></draw:line><draw:rect text:anchor-type="paragraph" draw:z-index="116" draw:style-name="gr3" draw:text-style-name="P4" svg:width="4.874cm" svg:height="1.004cm" svg:x="1.053cm" svg:y="5.35cm"><text:p text:style-name="P4">coeff--</text:p></draw:rect><draw:line text:anchor-type="paragraph" draw:z-index="117" draw:style-name="gr4" draw:text-style-name="P4" svg:x1="3.399cm" svg:y1="6.72cm" svg:x2="8.524cm" svg:y2="6.658cm"><text:p/></draw:line><draw:custom-shape text:anchor-type="paragraph" draw:z-index="118" draw:style-name="gr2" svg:width="0.2cm" svg:height="0.611cm" svg:x="5.918cm" svg:y="2.448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9" draw:style-name="gr1" draw:text-style-name="P4" svg:width="9.873cm" svg:height="2.082cm" svg:x="1.335cm" svg:y="13.742cm"><text:p text:style-name="P4">Начало блока «Подсчет </text:p><text:p text:style-name="P4">коэффициентов верх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20" draw:style-name="gr2" svg:width="0.205cm" svg:height="0.886cm" svg:x="5.861cm" svg:y="22.029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1" draw:style-name="gr1" draw:text-style-name="P5" svg:width="4.881cm" svg:height="2.449cm" svg:x="3.928cm" svg:y="16.729cm"><text:p text:style-name="P5"><text:span text:style-name="T2">Отпечатано 3 символа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2" draw:style-name="gr2" svg:width="0.16cm" svg:height="1.872cm" svg:x="8.684cm" svg:y="18.027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3" draw:style-name="gr2" svg:width="0.163cm" svg:height="2.063cm" svg:x="3.552cm" svg:y="17.976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24" draw:style-name="gr13" svg:width="1.458cm" svg:height="0.93cm" svg:x="2.917cm" svg:y="16.36cm"><draw:text-box><text:p>ДА</text:p></draw:text-box></draw:frame><draw:frame text:anchor-type="paragraph" draw:z-index="125" draw:style-name="gr14" svg:width="1.77cm" svg:height="0.929cm" svg:x="8.384cm" svg:y="16.307cm"><draw:text-box><text:p>НЕТ</text:p></draw:text-box></draw:frame><draw:rect text:anchor-type="paragraph" draw:z-index="126" draw:style-name="gr3" draw:text-style-name="P4" svg:width="4.035cm" svg:height="1.572cm" svg:x="6.92cm" svg:y="19.918cm"><text:p text:style-name="P4">coeff--</text:p></draw:rect><draw:line text:anchor-type="paragraph" draw:z-index="127" draw:style-name="gr4" draw:text-style-name="P4" svg:x1="8.909cm" svg:y1="21.49cm" svg:x2="8.942cm" svg:y2="21.941cm"><text:p/></draw:line><draw:line text:anchor-type="paragraph" draw:z-index="128" draw:style-name="gr4" draw:text-style-name="P4" svg:x1="3.632cm" svg:y1="21.497cm" svg:x2="3.655cm" svg:y2="22.031cm"><text:p/></draw:line><draw:rect text:anchor-type="paragraph" draw:z-index="129" draw:style-name="gr3" draw:text-style-name="P4" svg:width="4.996cm" svg:height="1.46cm" svg:x="1.251cm" svg:y="20.038cm"><text:p text:style-name="P4">coeff++</text:p></draw:rect><draw:line text:anchor-type="paragraph" draw:z-index="130" draw:style-name="gr4" draw:text-style-name="P4" svg:x1="3.655cm" svg:y1="22.03cm" svg:x2="8.908cm" svg:y2="21.939cm"><text:p/></draw:line><draw:custom-shape text:anchor-type="paragraph" draw:z-index="131" draw:style-name="gr2" svg:width="0.204cm" svg:height="0.886cm" svg:x="6.237cm" svg:y="15.824cm"><text:p/><draw:enhanced-geometry svg:viewBox="0 0 21600 21600" draw:text-areas="?f0 0 ?f2 ?f5" draw:type="down-arrow" draw:modifiers="15232.3699421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2" draw:style-name="gr1" draw:text-style-name="P4" svg:width="9.875cm" svg:height="2.082cm" svg:x="1.319cm" svg:y="22.962cm"><text:p text:style-name="P4">Конец блока «Подсчет </text:p><text:p text:style-name="P4">коэффициентов верх»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Lasher</meta:initial-creator>
    <meta:creation-date>2016-10-24T14:31:38.07</meta:creation-date>
    <meta:document-statistic meta:table-count="0" meta:image-count="0" meta:object-count="0" meta:page-count="3" meta:paragraph-count="0" meta:word-count="0" meta:character-count="0"/>
    <dc:date>2016-10-24T16:33:40.90</dc:date>
    <dc:creator>Alex Lasher</dc:creator>
    <meta:editing-duration>PT40S</meta:editing-duration>
    <meta:editing-cycles>1</meta:editing-cycles>
    <meta:generator>OpenOffice/4.1.1$Win32 OpenOffice.org_project/411m6$Build-9775</meta:generator>
  </office:meta>
</office:document-meta>
</file>